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d6bd"/>
    </style:style>
    <style:style style:name="P2" style:family="paragraph" style:parent-style-name="Text_20_body">
      <style:text-properties officeooo:paragraph-rsid="00238ec5"/>
    </style:style>
    <style:style style:name="P3" style:family="paragraph" style:parent-style-name="Text_20_body">
      <style:text-properties officeooo:paragraph-rsid="0024db56"/>
    </style:style>
    <style:style style:name="P4" style:family="paragraph" style:parent-style-name="Text_20_body">
      <style:text-properties officeooo:rsid="0024db56" officeooo:paragraph-rsid="0024db56"/>
    </style:style>
    <style:style style:name="P5" style:family="paragraph" style:parent-style-name="Text_20_body">
      <style:text-properties officeooo:paragraph-rsid="0028d8bb"/>
    </style:style>
    <style:style style:name="P6" style:family="paragraph" style:parent-style-name="Preformatted_20_Text">
      <style:text-properties officeooo:paragraph-rsid="0019d6bd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paragraph-rsid="0019d6bd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1a26bd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1ba1f5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1c9128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1e5bfa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paragraph-rsid="001eb00f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paragraph-rsid="00200068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paragraph-rsid="00219aae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238ec5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paragraph-rsid="0024db56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paragraph-rsid="0028d8bb"/>
    </style:style>
    <style:style style:name="P19" style:family="paragraph" style:parent-style-name="Preformatted_20_Text">
      <style:paragraph-properties fo:margin-top="0cm" fo:margin-bottom="0.499cm" loext:contextual-spacing="false" fo:padding="0.074cm" fo:border-left="none" fo:border-right="none" fo:border-top="none" fo:border-bottom="0.06pt solid #000000" style:join-border="false"/>
      <style:text-properties officeooo:paragraph-rsid="001ba1f5"/>
    </style:style>
    <style:style style:name="P20" style:family="paragraph" style:parent-style-name="Preformatted_20_Text">
      <style:paragraph-properties fo:margin-top="0cm" fo:margin-bottom="0.499cm" loext:contextual-spacing="false" fo:padding="0.074cm" fo:border-left="none" fo:border-right="none" fo:border-top="none" fo:border-bottom="0.06pt solid #000000" style:join-border="false"/>
      <style:text-properties officeooo:paragraph-rsid="00238ec5"/>
    </style:style>
    <style:style style:name="P21" style:family="paragraph" style:parent-style-name="Text_20_body">
      <style:paragraph-properties fo:margin-top="0cm" fo:margin-bottom="0.499cm" loext:contextual-spacing="false"/>
      <style:text-properties officeooo:paragraph-rsid="001e5bfa"/>
    </style:style>
    <style:style style:name="P22" style:family="paragraph" style:parent-style-name="Preformatted_20_Text">
      <style:paragraph-properties fo:padding="0.074cm" fo:border-left="none" fo:border-right="none" fo:border-top="none" fo:border-bottom="0.06pt solid #000000" style:join-border="false"/>
    </style:style>
    <style:style style:name="T1" style:family="text">
      <style:text-properties officeooo:rsid="0019d6bd"/>
    </style:style>
    <style:style style:name="T2" style:family="text">
      <style:text-properties fo:color="#ff0000"/>
    </style:style>
    <style:style style:name="T3" style:family="text">
      <style:text-properties fo:color="#ff0000" officeooo:rsid="001ba1f5"/>
    </style:style>
    <style:style style:name="T4" style:family="text">
      <style:text-properties fo:color="#ff0000" officeooo:rsid="001e5bfa"/>
    </style:style>
    <style:style style:name="T5" style:family="text">
      <style:text-properties officeooo:rsid="001ba1f5"/>
    </style:style>
    <style:style style:name="T6" style:family="text">
      <style:text-properties officeooo:rsid="001c9128"/>
    </style:style>
    <style:style style:name="T7" style:family="text">
      <style:text-properties officeooo:rsid="001e55d5"/>
    </style:style>
    <style:style style:name="T8" style:family="text">
      <style:text-properties fo:color="#000000" officeooo:rsid="001e5bfa"/>
    </style:style>
    <style:style style:name="T9" style:family="text">
      <style:text-properties fo:color="#000000" officeooo:rsid="001e55d5"/>
    </style:style>
    <style:style style:name="T10" style:family="text">
      <style:text-properties fo:color="#000000" officeooo:rsid="001eb00f"/>
    </style:style>
    <style:style style:name="T11" style:family="text">
      <style:text-properties fo:color="#000000" officeooo:rsid="00238ec5"/>
    </style:style>
    <style:style style:name="T12" style:family="text">
      <style:text-properties fo:color="#000000" officeooo:rsid="00200068"/>
    </style:style>
    <style:style style:name="T13" style:family="text">
      <style:text-properties fo:color="#000000" officeooo:rsid="0024db56"/>
    </style:style>
    <style:style style:name="T14" style:family="text">
      <style:text-properties fo:color="#000000" officeooo:rsid="0028d8bb"/>
    </style:style>
    <style:style style:name="T15" style:family="text">
      <style:text-properties fo:color="#000000" officeooo:rsid="0029309b"/>
    </style:style>
    <style:style style:name="T16" style:family="text">
      <style:text-properties fo:color="#ff3300" officeooo:rsid="001e5bfa"/>
    </style:style>
    <style:style style:name="T17" style:family="text">
      <style:text-properties officeooo:rsid="00200068"/>
    </style:style>
    <style:style style:name="T18" style:family="text">
      <style:text-properties officeooo:rsid="00238ec5"/>
    </style:style>
    <style:style style:name="T19" style:family="text">
      <style:text-properties officeooo:rsid="0026b8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Source_20_Text"/></text:p>
      <text:p text:style-name="P22"><text:span text:style-name="Source_20_Text">caffe（ssd）</text:span><text:span text:style-name="Source_20_Text"><text:span text:style-name="T7">+mobilenet安装</text:span></text:span></text:p>
      <text:p text:style-name="P6"><text:span text:style-name="Source_20_Text"><text:span text:style-name="T1">1,安装caffe依赖包</text:span></text:span></text:p>
      <text:p text:style-name="Preformatted_20_Text"><text:span text:style-name="Source_20_Text">sudo apt install libprotobuf-dev libleveldb-dev libsnappy-dev libopencv-dev libhdf5-serial-dev protobuf-compiler</text:span></text:p>
      <text:p text:style-name="Preformatted_20_Text"><text:span text:style-name="Source_20_Text">sudo apt install --no-install-recommends libboost-all-dev</text:span></text:p>
      <text:p text:style-name="P7"><text:span text:style-name="Source_20_Text">sudo apt-get install libgflags-dev libgoogle-glog-dev liblmdb-dev</text:span></text:p>
      <text:p text:style-name="P7"><text:span text:style-name="Source_20_Text">sudo apt install libatlas-base-dev</text:span></text:p>
      <text:p text:style-name="P7"><text:span text:style-name="Source_20_Text">sudo apt install libopenblas-dev</text:span></text:p>
      <text:p text:style-name="P7"><text:span text:style-name="Source_20_Text">sudo apt install python-dev</text:span></text:p>
      <text:p text:style-name="P11"><text:span text:style-name="Source_20_Text"><text:span text:style-name="T6">2下載caffe（帶ssd版本，使用命令行下，不然下下来名为caffe-ssd）</text:span></text:span></text:p>
      <text:p text:style-name="P11"><text:span text:style-name="Source_20_Text">git clone https://github.com/weiliu89/caffe.git</text:span></text:p>
      <text:p text:style-name="P7"><text:span text:style-name="Source_20_Text">cd caffe</text:span></text:p>
      <text:p text:style-name="P11"><text:span text:style-name="Source_20_Text">git checkout ssd</text:span></text:p>
      <text:p text:style-name="P10"><text:span text:style-name="Source_20_Text"><text:span text:style-name="T7">3,编译前配置文件（opencv2版本，即ubuntu16.04自带版;ubuntu查看opencv版本</text:span></text:span></text:p>
      <text:p text:style-name="P10"><text:span text:style-name="Source_20_Text">pkg-config --modversion opencv）</text:span></text:p>
      <text:p text:style-name="P9"><text:span text:style-name="Source_20_Text">cp Makefile.config.example Makefile.config</text:span></text:p>
      <text:p text:style-name="Text_20_body">去掉第8行# CPU_ONLY := 1行首的”#”。</text:p>
      <text:p text:style-name="P1">此外还需要修改接近文件末尾的两行：</text:p>
      <text:p text:style-name="P6"><text:span text:style-name="Source_20_Text">INCLUDE_DIRS := $(PYTHON_INCLUDE) /usr/local/include /usr/include/hdf5/serial</text:span></text:p>
      <text:p text:style-name="P7"><text:span text:style-name="Source_20_Text">LIBRARY_DIRS := $(PYTHON_LIB) /usr/local/lib /usr/lib /usr/lib/x86_64-linux-gnu/hdf5/serial</text:span></text:p>
      <text:p text:style-name="P7"><text:span text:style-name="Source_20_Text">在python文件夹中安装python依赖包：</text:span></text:p>
      <text:p text:style-name="P7"><text:span text:style-name="Source_20_Text">sudo su</text:span></text:p>
      <text:p text:style-name="P7"><text:span text:style-name="Source_20_Text">for req in $(cat requirements.txt); do pip install -i https://pypi.tuna.tsinghua.edu.cn/simple $req; done</text:span></text:p>
      <text:p text:style-name="P7"><text:span text:style-name="Source_20_Text">（若ipython安装不成功就先忽略）</text:span></text:p>
      <text:p text:style-name="P8"><text:span text:style-name="Source_20_Text"><text:span text:style-name="T7">4,编译（双核四线程j4，编译失败后make clean）</text:span></text:span></text:p>
      <text:p text:style-name="P8"><text:span text:style-name="Source_20_Text">make pycaffe -j8</text:span></text:p>
      <text:p text:style-name="P8"><text:span text:style-name="Source_20_Text">make all -j8</text:span></text:p>
      <text:p text:style-name="Preformatted_20_Text"><text:span text:style-name="Source_20_Text">make test -j8</text:span></text:p>
      <text:p text:style-name="P7"><text:span text:style-name="Source_20_Text">make runtest -j8</text:span></text:p>
      <text:p text:style-name="P9"><text:span text:style-name="Source_20_Text"><text:span text:style-name="T7">5，添加路径测试（单次有效，仅用作测试）</text:span></text:span></text:p>
      <text:p text:style-name="P8"><text:span text:style-name="Source_20_Text">export PYTHONPATH=</text:span><text:span text:style-name="Source_20_Text"><text:span text:style-name="T2">/home/xxx/caffe</text:span></text:span><text:span text:style-name="Source_20_Text">/python:$PYTHONPATH</text:span></text:p>
      <text:p text:style-name="P8"><text:soft-page-break/><text:span text:style-name="Source_20_Text">红色部分为caffe路径</text:span></text:p>
      <text:p text:style-name="P8"><text:span text:style-name="Source_20_Text">在python中：import caffe</text:span></text:p>
      <text:p text:style-name="P10"><text:span text:style-name="Source_20_Text"><text:span text:style-name="T7">6,将mobilenet-ssd包放入</text:span></text:span><text:span text:style-name="Source_20_Text">$CAFFE_ROOT/examples文件夹</text:span></text:p>
      <text:p text:style-name="P19"><text:span text:style-name="Source_20_Text">修改demo.</text:span><text:span text:style-name="Source_20_Text"><text:span text:style-name="T5">py中caffe_root = '</text:span></text:span><text:span text:style-name="Source_20_Text"><text:span text:style-name="T3">/home/xxx/caffe/</text:span></text:span><text:span text:style-name="Source_20_Text"><text:span text:style-name="T5">'</text:span></text:span></text:p>
      <text:p text:style-name="P19"><text:span text:style-name="Source_20_Text">数据集转换为lmbd格式</text:span></text:p>
      <text:p text:style-name="P15"><text:span text:style-name="Source_20_Text"><text:span text:style-name="T17">1,建立VOC格式数据集</text:span></text:span></text:p>
      <text:p text:style-name="P15"><text:span text:style-name="Source_20_Text"><text:span text:style-name="T17">整理.jpg文件名，把图片存入一个文件夹内，使用脚本change_img_name.py执行，执行前改变注释处的路径。</text:span></text:span></text:p>
      <text:p text:style-name="P14"><text:span text:style-name="Source_20_Text"/></text:p>
      <text:p text:style-name="P14"><text:span text:style-name="Source_20_Text">制作图片对应的xml格式文件，可通过多台电脑使用labelImg完成</text:span></text:p>
      <text:p text:style-name="P14"><text:span text:style-name="Source_20_Text"/></text:p>
      <text:p text:style-name="P14"><text:span text:style-name="Source_20_Text">将xml格式文件和jpg文件放入data文件夹相应位置</text:span></text:p>
      <text:p text:style-name="P14"><text:span text:style-name="Source_20_Text"/></text:p>
      <text:p text:style-name="P16"><text:span text:style-name="Source_20_Text">使用脚本</text:span><text:span text:style-name="Source_20_Text"><text:span text:style-name="T18">make_main_txt.py</text:span></text:span><text:span text:style-name="Source_20_Text">制作main中四个txt文件</text:span></text:p>
      <text:p text:style-name="P14"><text:span text:style-name="Source_20_Text"/></text:p>
      <text:p text:style-name="P14"><text:span text:style-name="Source_20_Text"><text:span text:style-name="T17">2，数据集转化为lmdb格式，直接用作训练数据</text:span></text:span></text:p>
      <text:p text:style-name="P14"><text:span text:style-name="Source_20_Text"><text:span text:style-name="T17">/home/xxr/caffe/data/VOC0712 <text:s text:c="6"/>labelmap_voc.prototxt其中保存物体的类别标签</text:span></text:span></text:p>
      <text:p text:style-name="P12"><text:span text:style-name="Source_20_Text"><text:span text:style-name="T8">background类别要一直存在，并且在./gen_model.sh NUM中算入</text:span></text:span></text:p>
      <text:p text:style-name="P12"><text:span text:style-name="Source_20_Text"><text:span text:style-name="T9"/></text:span></text:p>
      <text:p text:style-name="P12"><text:span text:style-name="Source_20_Text"><text:span text:style-name="T9">/home/xxr/caffe/data/VOC0712 <text:s text:c="6"/></text:span></text:span><text:span text:style-name="Source_20_Text"><text:span text:style-name="T8">create_list.sh修改路径</text:span></text:span></text:p>
      <text:p text:style-name="P12"><text:span text:style-name="Source_20_Text"><text:span text:style-name="T8">root_dir=</text:span></text:span><text:span text:style-name="Source_20_Text"><text:span text:style-name="T4">/home/xxx/data</text:span></text:span><text:span text:style-name="Source_20_Text"><text:span text:style-name="T8">/VOCdevkit 为数据集路径</text:span></text:span></text:p>
      <text:p text:style-name="P12"><text:span text:style-name="Source_20_Text"><text:span text:style-name="T8">44行：</text:span></text:span><text:span text:style-name="Source_20_Text"><text:span text:style-name="T16">/home/xxr/caffe</text:span></text:span><text:span text:style-name="Source_20_Text"><text:span text:style-name="T8">/build/tools/get_image_size $root_dir $dst_file $bash_dir/$dataset"_name_size.txt" </text:span></text:span></text:p>
      <text:p text:style-name="P12"><text:span text:style-name="Source_20_Text"><text:span text:style-name="T8">15行：for name in VOC2007</text:span></text:span></text:p>
      <text:p text:style-name="P12"><text:span text:style-name="Source_20_Text"><text:span text:style-name="T8"/></text:span></text:p>
      <text:p text:style-name="P13"><text:span text:style-name="Source_20_Text"><text:span text:style-name="T9">/home/xxr/caffe/data/VOC0712 <text:s text:c="6"/></text:span></text:span><text:span text:style-name="Source_20_Text"><text:span text:style-name="T8">create_data.sh修改路径</text:span></text:span></text:p>
      <text:p text:style-name="P13"><text:span text:style-name="Source_20_Text"><text:span text:style-name="T10">root_dir=/home/xxr/caffe</text:span></text:span></text:p>
      <text:p text:style-name="P18"><text:span text:style-name="Source_20_Text"><text:span text:style-name="T10">data_root_dir="/home/xxr/data/VOCdevkit"</text:span></text:span></text:p>
      <text:p text:style-name="P18"><text:soft-page-break/><text:span text:style-name="Source_20_Text"><text:span text:style-name="T10">由于要调用/home/xxr/caffe/scripts/create_annoset.py，在create_annoset.py中修改开头的caffe路径</text:span></text:span></text:p>
      <text:p text:style-name="P20"><text:span text:style-name="Source_20_Text"><text:span text:style-name="T11">配置训练文件</text:span></text:span></text:p>
      <text:p text:style-name="P17"><text:span text:style-name="Source_20_Text"><text:span text:style-name="T13">1，运行脚本gen_model.sh生成网络文件</text:span></text:span></text:p>
      <text:p text:style-name="P21"><text:span text:style-name="Source_20_Text"><text:span text:style-name="T8">在caffe根目录/examples/MobileNet-SSD下运行</text:span></text:span></text:p>
      <text:p text:style-name="Text_20_body">./gen_model.sh NUM（NUM为类别数，包括背景）</text:p>
      <text:p text:style-name="Text_20_body">即可在caffe根目录/examples/MobileNet-SSD/example下生成MobileNetSSD_train.prototxt<text:span text:style-name="T19">，</text:span>MobileNetSSD_test.prototxt<text:span text:style-name="T19">，</text:span>MobileNetSSD_deploy.prototxt</text:p>
      <text:p text:style-name="P4"/>
      <text:p text:style-name="P4">2，修改网络文件</text:p>
      <text:p text:style-name="P2">MobileNetSSD_train.prototxt、MobileNetSSD_test.prototxt中，将data_param层里的source字段改写成项目实际lmdb的路径;<text:span text:style-name="Source_20_Text"><text:span text:style-name="T8">修改batch_size的大小;</text:span></text:span><text:span text:style-name="Source_20_Text"><text:span text:style-name="T11">修改MobileNetSSD_test.prototxt中31行label_map_file路径，（</text:span></text:span><text:span text:style-name="Source_20_Text"><text:span text:style-name="T12">labelmap_voc.prototxt其中保存物体的类别标签</text:span></text:span><text:span text:style-name="Source_20_Text"><text:span text:style-name="T11">）</text:span></text:span></text:p>
      <text:p text:style-name="P3"><text:span text:style-name="Source_20_Text"><text:span text:style-name="T13"/></text:span></text:p>
      <text:p text:style-name="P3"><text:span text:style-name="Source_20_Text"><text:span text:style-name="T13">3，修改训练脚本</text:span></text:span></text:p>
      <text:p text:style-name="P2"><text:span text:style-name="Source_20_Text"><text:span text:style-name="T11">修改./train.sh，删去其中gpu的指定</text:span></text:span></text:p>
      <text:p text:style-name="P3"><text:span text:style-name="Source_20_Text"><text:span text:style-name="T13"/></text:span></text:p>
      <text:p text:style-name="P3"><text:span text:style-name="Source_20_Text"><text:span text:style-name="T13">4，配置训练设置</text:span></text:span><text:span text:style-name="Source_20_Text"><text:span text:style-name="T14">#########和训练后的使用</text:span></text:span></text:p>
      <text:p text:style-name="P3"><text:span text:style-name="Source_20_Text"><text:span text:style-name="T11">修改按</text:span></text:span><text:span text:style-name="Source_20_Text"><text:span text:style-name="T13">solver_train.prototxt文件，其中为训练的设置。</text:span></text:span><text:span text:style-name="Source_20_Text"><text:span text:style-name="T11">照数据集大小确定迭代次数</text:span></text:span><text:span text:style-name="Source_20_Text"><text:span text:style-name="T13">，学习率，</text:span></text:span><text:span text:style-name="Source_20_Text"><text:span text:style-name="T11">权重衰减等</text:span></text:span></text:p>
      <text:p text:style-name="P2"><text:span text:style-name="Source_20_Text"><text:span text:style-name="T11">base_lr: 0.0005 #基准学习率</text:span></text:span></text:p>
      <text:p text:style-name="Text_20_body">display: 5 #每5次迭代屏幕显示一次信息</text:p>
      <text:p text:style-name="Text_20_body">max_iter: 20000 #最大迭代次数</text:p>
      <text:p text:style-name="P2"><text:span text:style-name="Source_20_Text"><text:span text:style-name="T11">weight_decay: 0.00005 #权重衰减</text:span></text:span></text:p>
      <text:p text:style-name="Text_20_body"><text:span text:style-name="Source_20_Text"><text:span text:style-name="T8">snapshot: 1000 #每1000次迭代抓取一次快照</text:span></text:span><text:span text:style-name="Source_20_Text"><text:span text:style-name="T13">，快照即训练出的模型</text:span></text:span></text:p>
      <text:p text:style-name="Text_20_body">snapshot_prefix:"snapshot_power/mobilenet" #快照保存的前缀</text:p>
      <text:p text:style-name="Text_20_body">solver_mode: CPU</text:p>
      <text:p text:style-name="Text_20_body"><text:span text:style-name="Source_20_Text"><text:span text:style-name="T13">然后即可运行训练脚本./train.sh</text:span></text:span></text:p>
      <text:p text:style-name="P5"><text:span text:style-name="Source_20_Text"><text:span text:style-name="T13">训练完成后</text:span></text:span><text:span text:style-name="Source_20_Text"><text:span text:style-name="T14">，按照注释标记</text:span></text:span><text:span text:style-name="Source_20_Text"><text:span text:style-name="T15">修改并</text:span></text:span><text:span text:style-name="Source_20_Text"><text:span text:style-name="T13">调用</text:span></text:span><text:span text:style-name="Source_20_Text"><text:span text:style-name="T14">merge_bn.py合并bn层，转化为直接使用的模型，即.caffemodel文件</text:span></text:span></text:p>
      <text:p text:style-name="P5"><text:span text:style-name="Source_20_Text"><text:span text:style-name="T14">修改脚本开头路径和物体标签，</text:span></text:span><text:span text:style-name="Source_20_Text"><text:span text:style-name="T13">训练好后可用跟据输入要求调用相应脚本</text:span></text:span></text:p>
      <text:p text:style-name="Text_20_body"><text:soft-page-break/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9:35:19.623319666</meta:creation-date>
    <dc:date>2018-08-09T19:42:12.988864584</dc:date>
    <meta:editing-duration>PT27M2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4" meta:paragraph-count="72" meta:word-count="850" meta:character-count="2813" meta:non-whitespace-character-count="2698"/>
  </office:meta>
</office:document-meta>
</file>